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150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text-position="" style:font-name="Liberation Mono" fo:font-size="12pt" fo:language="en" fo:country="US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weight-asian="normal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2pt" fo:language="en" fo:country="US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weight-asian="normal" style:font-size-complex="12pt" style:language-complex="en" style:country-complex="US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are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ime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2">
          <table:table-cell table:number-columns-repeated="4"/>
          <table:table-cell table:style-name="ce1"/>
          <table:table-cell/>
        </table:table-row>
      </table:table>
      <table:table table:name="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MainType</text:p>
          </table:table-cell>
          <table:table-cell office:value-type="string" calcext:value-type="string">
            <text:p>SubTyp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</table:table>
      <table:table table:name="Spac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paceI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1"/>
          <table:table-cell/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cheduleID</text:p>
          </table:table-cell>
        </table:table-row>
      </table:table>
      <table:table table:name="CategoriesEven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inType</text:p>
          </table:table-cell>
          <table:table-cell office:value-type="string" calcext:value-type="string">
            <text:p>Subtyp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RecurrenceRu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9:00:06.032366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17:57.156805031</meta:creation-date>
    <meta:editing-duration>PT1M3S</meta:editing-duration>
    <meta:editing-cycles>2</meta:editing-cycles>
    <meta:generator>LibreOffice/5.1.4.2$Linux_X86_64 LibreOffice_project/10m0$Build-2</meta:generator>
    <dc:date>2017-02-21T16:18:57.049837376</dc:date>
    <meta:document-statistic meta:table-count="5" meta:cell-count="27" meta:object-count="0"/>
  </office:meta>
</office:document-meta>
</file>